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020eb4"/>
    </style:style>
    <style:style style:name="P2" style:family="paragraph" style:parent-style-name="Heading_20_3">
      <style:paragraph-properties fo:text-align="center" style:justify-single-word="false"/>
      <style:text-properties officeooo:paragraph-rsid="00041c4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>
      <style:text-properties officeooo:paragraph-rsid="00020eb4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>
      <style:text-properties officeooo:paragraph-rsid="00030695"/>
    </style:style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>
      <style:text-properties officeooo:paragraph-rsid="00030695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>
      <style:paragraph-properties fo:text-align="start" style:justify-single-word="false"/>
      <style:text-properties officeooo:rsid="00020eb4" officeooo:paragraph-rsid="00020eb4"/>
    </style:style>
    <style:style style:name="P23" style:family="paragraph" style:parent-style-name="Text_20_body">
      <style:text-properties fo:font-weight="bold" officeooo:rsid="00030695" officeooo:paragraph-rsid="00030695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041c4f" officeooo:paragraph-rsid="00041c4f" style:font-weight-asian="bold" style:font-weight-complex="bold"/>
    </style:style>
    <style:style style:name="T1" style:family="text">
      <style:text-properties officeooo:rsid="00020eb4"/>
    </style:style>
    <style:style style:name="T2" style:family="text">
      <style:text-properties officeooo:rsid="00030695"/>
    </style:style>
    <style:style style:name="T3" style:family="text">
      <style:text-properties officeooo:rsid="00041c4f"/>
    </style:style>
    <style:style style:name="T4" style:family="text">
      <style:text-properties fo:font-weight="bold" officeooo:rsid="00020eb4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Laboratorio <text:span text:style-name="T1">Modulo 1 </text:span><text:span text:style-name="T4">Desarrollo Full Stack</text:span></text:h>
      <text:h text:style-name="P1" text:outline-level="3">POO y Patrones de Diseño</text:h>
      <text:p text:style-name="P24">Docente: Julián Felipe Latorre</text:p>
      <text:p text:style-name="P22">Nombre: ______________________________________</text:p>
      <text:p text:style-name="P22">Documento: ____________________</text:p>
      <text:h text:style-name="Heading_20_4" text:outline-level="4">Objetivo del Laboratorio:</text:h>
      <text:p text:style-name="Text_20_body">Evaluar los conocimientos teóricos y prácticos de los estudiantes en los siguientes temas:</text:p>
      <text:list text:style-name="L1">
        <text:list-item>
          <text:p text:style-name="P4">Principios de Programación Orientada a Objetos (POO)</text:p>
        </text:list-item>
        <text:list-item>
          <text:p text:style-name="P4">Implementación de POO en JavaScript</text:p>
        </text:list-item>
        <text:list-item>
          <text:p text:style-name="P4">Diseño y modelado de clases y objetos</text:p>
        </text:list-item>
        <text:list-item>
          <text:p text:style-name="P3">Patrones de diseño en POO</text:p>
        </text:list-item>
      </text:list>
      <text:h text:style-name="Heading_20_3" text:outline-level="3">Parte 1: Principios de POO</text:h>
      <text:h text:style-name="Heading_20_4" text:outline-level="4">Definición y Principios de POO</text:h>
      <text:list text:style-name="L2">
        <text:list-item>
          <text:p text:style-name="P6">Define <text:span text:style-name="T1">qué es </text:span>la Programación Orientada a Objetos (POO).</text:p>
        </text:list-item>
        <text:list-item>
          <text:p text:style-name="P6">Explica los siguientes principios fundamentales de la POO:</text:p>
          <text:list>
            <text:list-item>
              <text:p text:style-name="P6">Encapsulamiento</text:p>
            </text:list-item>
            <text:list-item>
              <text:p text:style-name="P6">Herencia</text:p>
            </text:list-item>
            <text:list-item>
              <text:p text:style-name="P6">Polimorfismo</text:p>
            </text:list-item>
            <text:list-item>
              <text:p text:style-name="P5">Abstracción</text:p>
            </text:list-item>
          </text:list>
        </text:list-item>
      </text:list>
      <text:h text:style-name="Heading_20_4" text:outline-level="4">Ejemplo de POO en un Lenguaje Teórico</text:h>
      <text:list text:style-name="L3">
        <text:list-item>
          <text:p text:style-name="P8">Describe <text:span text:style-name="T1">mediante texto y usando pseudo-código </text:span>cómo implementarías una clase <text:span text:style-name="Source_20_Text">Animal</text:span> con las siguientes propiedades y métodos:</text:p>
          <text:list>
            <text:list-item>
              <text:p text:style-name="P8">Propiedades: <text:span text:style-name="Source_20_Text">nombre</text:span> (string), <text:span text:style-name="Source_20_Text">edad</text:span> (número)</text:p>
            </text:list-item>
            <text:list-item>
              <text:p text:style-name="P8">Métodos: <text:span text:style-name="Source_20_Text">hablar()</text:span> (método abstracto)</text:p>
            </text:list-item>
          </text:list>
          <text:p text:style-name="P7">Luego, proporciona una implementación concreta para las clases <text:span text:style-name="Source_20_Text">Perro</text:span> y <text:span text:style-name="Source_20_Text">Gato</text:span>, donde <text:span text:style-name="Source_20_Text">hablar()</text:span> retorna "Guau" y "Miau" respectivamente.</text:p>
        </text:list-item>
      </text:list>
      <text:h text:style-name="Heading_20_3" text:outline-level="3"/>
      <text:h text:style-name="Heading_20_3" text:outline-level="3"/>
      <text:p text:style-name="Text_20_body"/>
      <text:h text:style-name="Heading_20_3" text:outline-level="3"><text:soft-page-break/>Parte 2: Implementación de POO en JavaScript</text:h>
      <text:h text:style-name="Heading_20_4" text:outline-level="4">Implementación Básica</text:h>
      <text:list text:style-name="L4">
        <text:list-item>
          <text:p text:style-name="P9">¿Cómo se define una clase en JavaScript? Proporciona un ejemplo de una clase <text:span text:style-name="Source_20_Text">Persona</text:span> con propiedades <text:span text:style-name="Source_20_Text">nombre</text:span> y <text:span text:style-name="Source_20_Text">edad</text:span>, y un método <text:span text:style-name="Source_20_Text">presentarse()</text:span> que imprima una presentación en la consola. <text:span text:style-name="T1">Propón como implementar la funcionalidad para conversar e iniciar una conversación entre dos </text:span><text:span text:style-name="Source_20_Text"><text:span text:style-name="T1">Personas.</text:span></text:span></text:p>
        </text:list-item>
      </text:list>
      <text:h text:style-name="Heading_20_4" text:outline-level="4">Creación de Clases y Objetos</text:h>
      <text:list text:style-name="L5">
        <text:list-item>
          <text:p text:style-name="P11">Implementa una clase <text:span text:style-name="Source_20_Text">Vehiculo</text:span> en JavaScript con las siguientes características:</text:p>
          <text:list>
            <text:list-item>
              <text:p text:style-name="P11">Propiedades: <text:span text:style-name="Source_20_Text">marca</text:span>, <text:span text:style-name="Source_20_Text">modelo</text:span>, <text:span text:style-name="Source_20_Text">año</text:span></text:p>
            </text:list-item>
            <text:list-item>
              <text:p text:style-name="P11">Método: <text:span text:style-name="Source_20_Text">detalles()</text:span> que retorne una cadena con los detalles del vehículo.</text:p>
            </text:list-item>
          </text:list>
          <text:p text:style-name="P10">Luego, crea dos instancias de <text:span text:style-name="Source_20_Text">Vehiculo</text:span> <text:span text:style-name="T1">diferentes </text:span>y llama al método <text:span text:style-name="Source_20_Text">detalles()</text:span> para ambas.</text:p>
        </text:list-item>
        <text:list-item>
          <text:p text:style-name="P10">Crea una clase abstracta <text:span text:style-name="Source_20_Text">Animal</text:span> con propiedades <text:span text:style-name="Source_20_Text">nombre</text:span> y <text:span text:style-name="Source_20_Text">edad</text:span>, y métodos abstractos <text:span text:style-name="Source_20_Text">hablar()</text:span> y <text:span text:style-name="Source_20_Text">moverse()</text:span>. Luego, implementa las subclases <text:span text:style-name="Source_20_Text">Perro</text:span> y <text:span text:style-name="Source_20_Text">Gato</text:span> que hereden de <text:span text:style-name="Source_20_Text">Animal</text:span>, donde <text:span text:style-name="Source_20_Text">hablar()</text:span> retorna "Guau" para <text:span text:style-name="Source_20_Text">Perro</text:span> y "Miau" para <text:span text:style-name="Source_20_Text">Gato</text:span>, y <text:span text:style-name="Source_20_Text">moverse()</text:span> retorna "El perro está corriendo" y "El gato está caminando sigilosamente" respectivamente. Instancia objetos de ambas clases y muestra los resultados <text:span text:style-name="T2">en un documento HTML </text:span>de llamar a <text:span text:style-name="Source_20_Text">hablar()</text:span> y <text:span text:style-name="Source_20_Text">moverse()</text:span>. </text:p>
        </text:list-item>
      </text:list>
      <text:h text:style-name="Heading_20_3" text:outline-level="3">Parte 3: Diseño y Modelado de Clases y Objetos</text:h>
      <text:h text:style-name="Heading_20_4" text:outline-level="4">Diseño y Modelado</text:h>
      <text:list text:style-name="L6">
        <text:list-item>
          <text:p text:style-name="P12">Explica la importancia del diseño y modelado de clases y objetos en la POO. ¿Qué beneficios aporta un buen diseño de clases y objetos?</text:p>
        </text:list-item>
      </text:list>
      <text:h text:style-name="Heading_20_4" text:outline-level="4">Creación de Diagramas UML</text:h>
      <text:list text:style-name="L7">
        <text:list-item>
          <text:p text:style-name="P13">Dibuja un diagrama UML para el siguiente sistema:</text:p>
          <text:list>
            <text:list-item>
              <text:p text:style-name="P13">Clases: <text:span text:style-name="Source_20_Text">Libro</text:span>, <text:span text:style-name="Source_20_Text">Autor</text:span>, <text:span text:style-name="Source_20_Text">Editorial</text:span></text:p>
            </text:list-item>
            <text:list-item>
              <text:p text:style-name="P13">Relaciones:</text:p>
              <text:list>
                <text:list-item>
                  <text:p text:style-name="P13">Un <text:span text:style-name="Source_20_Text">Autor</text:span> puede escribir varios <text:span text:style-name="Source_20_Text">Libros</text:span>.</text:p>
                </text:list-item>
                <text:list-item>
                  <text:p text:style-name="P13">Un <text:span text:style-name="Source_20_Text">Libro</text:span> es publicado por una única <text:span text:style-name="Source_20_Text">Editorial</text:span>.</text:p>
                </text:list-item>
                <text:list-item>
                  <text:p text:style-name="P13">Una <text:span text:style-name="Source_20_Text">Editorial</text:span> puede publicar varios <text:span text:style-name="Source_20_Text">Libros</text:span>.</text:p>
                </text:list-item>
              </text:list>
            </text:list-item>
          </text:list>
          <text:p text:style-name="P14">Asegúrate de incluir las propiedades y métodos relevantes para cada clase.</text:p>
        </text:list-item>
      </text:list>
      <text:p text:style-name="P23">Principios SOLID</text:p>
      <text:list text:continue-numbering="true" text:style-name="L7">
        <text:list-item>
          <text:p text:style-name="P14">Implementa una clase <text:span text:style-name="Source_20_Text">Empleado</text:span> que cumpl<text:span text:style-name="T2">a</text:span> con el principio de responsabilidad única (SRP) al separar las responsabilidades de cálculo de salario y generación de reportes en clases distintas; aplica el principio abierto/cerrado (OCP) al permitir que la clase <text:span text:style-name="Source_20_Text">Empleado</text:span> pueda ser extendida para diferentes tipos de empleados (como <text:span text:style-name="Source_20_Text">EmpleadoTiempoCompleto</text:span> y <text:soft-page-break/><text:span text:style-name="Source_20_Text">EmpleadoMedioTiempo</text:span>) sin modificar su código base; utiliza el principio de sustitución de Liskov (LSP) asegurando que las subclases puedan reemplazar a la clase base <text:span text:style-name="Source_20_Text">Empleado</text:span> sin alterar el funcionamiento del programa; emplea el principio de segregación de interfaces (ISP) creando interfaces específicas para cada tipo de empleado, evitando interfaces monolíticas; y finalmente, sigue el principio de inversión de dependencia (DIP) inyectando dependencias a través del constructor para facilitar la prueba y el mantenimiento del código. </text:p>
        </text:list-item>
      </text:list>
      <text:h text:style-name="Heading_20_3" text:outline-level="3">Parte 4: Patrones de Diseño en POO</text:h>
      <text:list text:style-name="L8">
        <text:list-item>
          <text:p text:style-name="P15">Define qué es un patrón de diseño en la POO y menciona tres ejemplos comunes.</text:p>
        </text:list-item>
      </text:list>
      <text:h text:style-name="Heading_20_4" text:outline-level="4">Implementación de un Patrón de Diseño</text:h>
      <text:list text:style-name="L9">
        <text:list-item>
          <text:p text:style-name="P17">Elige uno de los siguientes patrones de diseño e implementa un ejemplo en JavaScript:</text:p>
          <text:list>
            <text:list-item>
              <text:p text:style-name="P17"><text:span text:style-name="Strong_20_Emphasis">Singleton:</text:span> Implementa una clase <text:span text:style-name="Source_20_Text">Configuracion</text:span> que solo permita una única instancia para manejar la configuración de una aplicación.</text:p>
            </text:list-item>
            <text:list-item>
              <text:p text:style-name="P17"><text:span text:style-name="Strong_20_Emphasis">Factory:</text:span> Implementa una clase <text:span text:style-name="Source_20_Text">FabricaDe</text:span><text:span text:style-name="Source_20_Text"><text:span text:style-name="T2">Herramientas</text:span></text:span> que cree instancias de <text:span text:style-name="Source_20_Text">P</text:span><text:span text:style-name="Source_20_Text"><text:span text:style-name="T2">ica</text:span></text:span> o <text:span text:style-name="Source_20_Text"><text:span text:style-name="T2">Pala</text:span></text:span> basadas en un parámetro de entrada.</text:p>
            </text:list-item>
            <text:list-item>
              <text:p text:style-name="P16"><text:span text:style-name="Strong_20_Emphasis">Observer:</text:span> Implementa un sistema de notificación donde múltiples <text:span text:style-name="Source_20_Text">Observadores</text:span> pueden suscribirse a cambios en un <text:span text:style-name="Source_20_Text">Sujeto</text:span>.</text:p>
            </text:list-item>
          </text:list>
        </text:list-item>
      </text:list>
      <text:h text:style-name="Heading_20_3" text:outline-level="3">Conclusión y Reflexión</text:h>
      <text:list text:style-name="L10">
        <text:list-item>
          <text:p text:style-name="P19">Reflexiona sobre lo aprendido en este laboratorio. ¿Qué conceptos encontraste más desafiantes y por qué?</text:p>
        </text:list-item>
        <text:list-item>
          <text:p text:style-name="P18">¿Cómo aplicarías estos conceptos y patrones de diseño en <text:span text:style-name="T3">el</text:span> proyecto <text:span text:style-name="T3">del curso</text:span>?</text:p>
        </text:list-item>
      </text:list>
      <text:h text:style-name="Heading_20_3" text:outline-level="3">Recursos y Material de Apoyo:</text:h>
      <text:list text:style-name="L11">
        <text:list-item>
          <text:p text:style-name="P21"><text:span text:style-name="Strong_20_Emphasis">Documentación de JavaScript:</text:span> Referencia oficial de Mozilla Developer Network (MDN) sobre clases y objetos en JavaScript. <text:span text:style-name="T3">(</text:span><text:a xlink:type="simple" xlink:href="https://developer.mozilla.org/en-US/docs/Web/JavaScript/Reference" text:style-name="Internet_20_link" text:visited-style-name="Visited_20_Internet_20_Link"><text:span text:style-name="T3">https://developer.mozilla.org/en-US/docs/Web/JavaScript/Reference</text:span></text:a><text:span text:style-name="T3">)</text:span></text:p>
        </text:list-item>
        <text:list-item>
          <text:p text:style-name="P21"><text:span text:style-name="Strong_20_Emphasis">Herramientas UML:</text:span> Herramientas en línea como Lucidchart <text:span text:style-name="T3">(</text:span><text:a xlink:type="simple" xlink:href="https://www.lucidchart.com/" text:style-name="Internet_20_link" text:visited-style-name="Visited_20_Internet_20_Link"><text:span text:style-name="T3">https://www.lucidchart.com/</text:span></text:a><text:span text:style-name="T3">)</text:span>, draw.io <text:span text:style-name="T3">(</text:span><text:a xlink:type="simple" xlink:href="https://app.diagrams.net/" text:style-name="Internet_20_link" text:visited-style-name="Visited_20_Internet_20_Link"><text:span text:style-name="T3">https://app.diagrams.net/</text:span></text:a><text:span text:style-name="T3">)</text:span>, <text:span text:style-name="T3">Plan Text (</text:span><text:a xlink:type="simple" xlink:href="https://www.planttext.com/" text:style-name="Internet_20_link" text:visited-style-name="Visited_20_Internet_20_Link">https://www.planttext.com/</text:a><text:span text:style-name="T3">)</text:span> o software como Visual Paradigm para la creación de diagramas UML</text:p>
        </text:list-item>
        <text:list-item>
          <text:p text:style-name="P20"><text:span text:style-name="Strong_20_Emphasis">Ejemplos de Patrones de Diseño:</text:span> Libros y recursos en línea sobre patrones de diseño, como "<text:span text:style-name="T2">D</text:span>ive into <text:span text:style-name="T2">D</text:span>esign <text:span text:style-name="T2">P</text:span>atterns” <text:span text:style-name="T3">(</text:span><text:span text:style-name="Strong_20_Emphasis">Shvets, Alexander.</text:span> Refactoring.Guru, 2019<text:span text:style-name="T3">) (</text:span><text:a xlink:type="simple" xlink:href="https://refactoring.guru/" text:style-name="Internet_20_link" text:visited-style-name="Visited_20_Internet_20_Link"><text:span text:style-name="T3">https://refactoring.guru/</text:span></text:a><text:span text:style-name="T3">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07:17:01.147000000</meta:creation-date>
    <dc:date>2024-06-29T07:51:51.855000000</dc:date>
    <meta:editing-duration>PT6M18S</meta:editing-duration>
    <meta:editing-cycles>1</meta:editing-cycles>
    <meta:document-statistic meta:table-count="0" meta:image-count="0" meta:object-count="0" meta:page-count="3" meta:paragraph-count="60" meta:word-count="750" meta:character-count="5045" meta:non-whitespace-character-count="4389"/>
    <meta:generator>LibreOffice/24.2.4.2$Windows_X86_64 LibreOffice_project/51a6219feb6075d9a4c46691dcfe0cd9c4fff3c2</meta:generator>
  </office:meta>
</office:document-meta>
</file>